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3000002CFB8509044665EB9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</style:style>
    <style:style style:name="T1" style:family="text">
      <style:text-properties fo:color="#000000" loext:opacity="100%" style:font-name="Geneva" fo:font-size="12pt" style:font-name-asian="Geneva" style:font-size-asian="12pt" style:font-name-complex="Geneva" style:font-size-complex="12pt"/>
    </style:style>
    <style:style style:name="T2" style:family="text">
      <style:text-properties fo:color="#000000" loext:opacity="100%" style:font-name="Geneva" fo:font-size="12pt" fo:text-shadow="1pt 1pt" style:font-name-asian="Geneva" style:font-size-asian="12pt" style:font-name-complex="Geneva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5in" svg:height="4.9346in" draw:z-index="0"><draw:image xlink:href="Pictures/10000001000003B3000002CFB8509044665EB9E3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date>2022-07-27T11:09:55.604956392</dc:date>
    <meta:editing-duration>PT3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